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lucida console'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variant="normal" fo:text-transform="none" fo:color="#d5d5d5" style:font-name="consolas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1.3.4.1 Mettre au point une procédure d'installation de la solution </text:p>
      <text:p text:style-name="Text_20_body">C1.3.4.2 Automatiser l'installation de la solution </text:p>
      <text:p text:style-name="Text_20_body">C1.3.4.3 Mettre en exploitation le service </text:p>
      <text:p text:style-name="Text_20_body"/>
      <text:p text:style-name="Text_20_body">Pour automatiser l'installation, nous fournissons les fichiers et ils peuvent être déposés à la racine, les chemins sont relatifs donc aucun problème de chemin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lucida console'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5-31T15:37:28.113000000</dc:date>
    <meta:editing-duration>PT1H16M34S</meta:editing-duration>
    <meta:editing-cycles>5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4" meta:word-count="46" meta:character-count="323" meta:non-whitespace-character-count="278"/>
  </office:meta>
</office:document-meta>
</file>